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style:line-height-at-least="0.446cm" fo:text-indent="0cm" style:auto-text-indent="false"/>
      <style:text-properties fo:font-variant="normal" fo:text-transform="none" fo:color="#252525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 : pair constructor</text:p>
      <text:p text:style-name="P1"/>
      <text:p text:style-name="P1">(cons 8 9) prints “(8 , 9)”</text:p>
      <text:p text:style-name="P1"/>
      <text:p text:style-name="P1">Use is for pairs</text:p>
      <text:p text:style-name="P1">used for representing lists mainly</text:p>
      <text:p text:style-name="P1">any other use is bad.</text:p>
      <text:p text:style-name="P1"/>
      <text:p text:style-name="P1">List of four numbers:</text:p>
      <text:p text:style-name="P1"><text:s/></text:p>
      <text:p text:style-name="P1">List </text:p>
      <text:p text:style-name="P1">(1 2 3 4)</text:p>
      <text:p text:style-name="P1">4 elements</text:p>
      <text:p text:style-name="P1"/>
      <text:p text:style-name="P1">How to represent it in computer. Use simplest representation. It is a linked list.</text:p>
      <text:p text:style-name="P1"/>
      <text:p text:style-name="P1">(1 (2 3) 4) has 3 elements</text:p>
      <text:p text:style-name="P1"/>
      <text:p text:style-name="P1">&gt;cons 4 null</text:p>
      <text:p text:style-name="P1">(4)</text:p>
      <text:p text:style-name="P1">&gt;(cons 3 (cons 4 null))</text:p>
      <text:p text:style-name="P1">(3 4)</text:p>
      <text:p text:style-name="P1">&gt;(cons 2 (cons 3 (cons 4 null)))</text:p>
      <text:p text:style-name="P1">(2 3 4)</text:p>
      <text:p text:style-name="P1">&gt;(cons 1 (cons 2 (cons 3 (cons 4 null))))</text:p>
      <text:p text:style-name="P1">(1 2 3 4)</text:p>
      <text:p text:style-name="P1"/>
      <text:p text:style-name="P1">Asymmetric, very important!</text:p>
      <text:p text:style-name="P1"/>
      <text:p text:style-name="P1">1<text:span text:style-name="T1">st</text:span> is element, 2<text:span text:style-name="T1">nd</text:span> is a list of elements.</text:p>
      <text:p text:style-name="P1"/>
      <text:p text:style-name="P1">&gt;(car i4) <text:s/>“gets first element in list”</text:p>
      <text:p text:style-name="P1">1</text:p>
      <text:p text:style-name="P1">&gt;(cdr i4) “first element has moved”</text:p>
      <text:p text:style-name="P1">(2 3 4)</text:p>
      <text:p text:style-name="P1"/>
      <text:p text:style-name="P1">Would be called head and tail</text:p>
      <text:p text:style-name="P1"/>
      <text:p text:style-name="P1">cons is constructor of pairs</text:p>
      <text:p text:style-name="P1"/>
      <text:p text:style-name="P1">contents of address register <text:s/>= car</text:p>
      <text:p text:style-name="P1">contents of decrement register = cdr</text:p>
      <text:p text:style-name="P1"/>
      <text:p text:style-name="P1">get second element of (1 2 3 4)</text:p>
      <text:p text:style-name="P1">&gt;(car (cdr i4))</text:p>
      <text:p text:style-name="P1">2</text:p>
      <text:p text:style-name="P1"/>
      <text:p text:style-name="P1">get third element</text:p>
      <text:p text:style-name="P1"/>
      <text:p text:style-name="P1">cadr is abbreviation of car cdr</text:p>
      <text:p text:style-name="P1">&gt;(cadr i4)</text:p>
      <text:p text:style-name="P1">2</text:p>
      <text:p text:style-name="P1"><text:soft-page-break/>&gt;(caadr i4)</text:p>
      <text:p text:style-name="P1">3</text:p>
      <text:p text:style-name="P1"/>
      <text:p text:style-name="P1">get second list</text:p>
      <text:p text:style-name="P1">(cons | (cons ... (cons 4 null)))</text:p>
      <text:p text:style-name="P1"/>
      <text:p text:style-name="P1">&gt;(cons 1 (cons (cons 2 ( cons null)) (cons 4 null)))</text:p>
      <text:p text:style-name="P1">(1 (2 3) 4)</text:p>
      <text:p text:style-name="P1"/>
      <text:p text:style-name="P1">abbreviations!</text:p>
      <text:p text:style-name="P1">&gt;(car i3a)</text:p>
      <text:p text:style-name="P1">1</text:p>
      <text:p text:style-name="P1">&gt;(cadr i3a)</text:p>
      <text:p text:style-name="P1">(2 3)</text:p>
      <text:p text:style-name="P1">&gt;(caadr i3a)</text:p>
      <text:p text:style-name="P1">4</text:p>
      <text:p text:style-name="P1">&gt;(cadadr i3a)</text:p>
      <text:p text:style-name="P1">3</text:p>
      <text:p text:style-name="P1"/>
      <text:p text:style-name="P1">second element of second element of the argument</text:p>
      <text:p text:style-name="P1"/>
      <text:p text:style-name="P1"/>
      <text:p text:style-name="P1"/>
      <text:p text:style-name="P1">(quote (1 2 3 4 5 6) )</text:p>
      <text:p text:style-name="P1">returns that list</text:p>
      <text:p text:style-name="P1"/>
      <text:p text:style-name="P1">&gt;(car (1 2 3 4 5 6) )</text:p>
      <text:p text:style-name="P1">does not work</text:p>
      <text:p text:style-name="P1"/>
      <text:p text:style-name="P1"/>
      <text:p text:style-name="P1">quote is not a function, just returns something unevaluated</text:p>
      <text:p text:style-name="P1"/>
      <text:p text:style-name="P1">&gt;(quote (cons 3 null))</text:p>
      <text:p text:style-name="P1">(cons 3 null)</text:p>
      <text:p text:style-name="P1"/>
      <text:p text:style-name="P1">symbol like string denoted without quotation marks</text:p>
      <text:p text:style-name="P1"/>
      <text:p text:style-name="P1">functions that end in “?” are called predicates and return true or false.</text:p>
      <text:p text:style-name="P1"/>
      <text:p text:style-name="P1">Procedures are only for numbers </text:p>
      <text:p text:style-name="P1"/>
      <text:p text:style-name="P1">&gt;(= 1 2)</text:p>
      <text:p text:style-name="P2"># f</text:p>
      <text:p text:style-name="P2"/>
      <text:p text:style-name="P2">&gt;null?</text:p>
      <text:p text:style-name="P2"/>
      <text:p text:style-name="P2">&gt;(null? 3)</text:p>
      <text:p text:style-name="P2"># f</text:p>
      <text:p text:style-name="P2">&gt;(null? null)</text:p>
      <text:p text:style-name="P2"># t</text:p>
      <text:p text:style-name="P2"/>
      <text:p text:style-name="P2"/>
      <text:p text:style-name="P2"><text:soft-page-break/>Distinguish nums and lists</text:p>
      <text:p text:style-name="P2">&gt;number?</text:p>
      <text:p text:style-name="P2">&gt;(number? 3)</text:p>
      <text:p text:style-name="P2"># t</text:p>
      <text:p text:style-name="P2">&gt;(number? Null)</text:p>
      <text:p text:style-name="P2"># f</text:p>
      <text:p text:style-name="P2">&gt;(number? (quote (foo))</text:p>
      <text:p text:style-name="P2"># f</text:p>
      <text:p text:style-name="P2"/>
      <text:p text:style-name="P2">&gt;symbol?</text:p>
      <text:p text:style-name="P2"/>
      <text:p text:style-name="P2">&gt;(symbol? 12)</text:p>
      <text:p text:style-name="P2"># f</text:p>
      <text:p text:style-name="P2"/>
      <text:p text:style-name="P2">very useful to distinguish between pairs</text:p>
      <text:p text:style-name="P2"/>
      <text:p text:style-name="P2">&gt;pair</text:p>
      <text:p text:style-name="P2"/>
      <text:p text:style-name="P2">&gt;(pair? i4)</text:p>
      <text:p text:style-name="P2"># t</text:p>
      <text:p text:style-name="P2"/>
      <text:p text:style-name="P2">&gt;(pair? null)</text:p>
      <text:p text:style-name="P2"># f</text:p>
      <text:p text:style-name="P2"/>
      <text:p text:style-name="P2">&gt;length</text:p>
      <text:p text:style-name="P2"/>
      <text:p text:style-name="P2">&gt;(length i4)</text:p>
      <text:p text:style-name="P2">4</text:p>
      <text:p text:style-name="P2">&gt;(length i3a)</text:p>
      <text:p text:style-name="P2">3</text:p>
      <text:p text:style-name="P2"/>
      <text:p text:style-name="P2">no loops, only if. Use recursion to do loops.</text:p>
      <text:p text:style-name="P2"/>
      <text:p text:style-name="P2">Add up numbers in list of numbers</text:p>
      <text:p text:style-name="P2">add up numbers in s expression</text:p>
      <text:p text:style-name="P2"/>
      <text:p text:style-name="P2">more interesting functions</text:p>
      <text:p text:style-name="P2"/>
      <text:p text:style-name="P2">map</text:p>
      <text:p text:style-name="P2"/>
      <text:p text:style-name="P2">it takes function alpha to beta.</text:p>
      <text:p text:style-name="P2">Takes in alpha and gives beta</text:p>
      <text:p text:style-name="P2"/>
      <text:p text:style-name="P2">&gt;(map sqrt (quote (1 2 3 4 5 6 7 8 9 10))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rite it ourselves</text:p>
      <text:p text:style-name="P2"/>
      <text:p text:style-name="P2">(define my-map</text:p>
      <text:p text:style-name="P2"><text:s text:c="3"/>(lambda (f xs)</text:p>
      <text:p text:style-name="P2"><text:s text:c="6"/>(if (null? xs)</text:p>
      <text:p text:style-name="P2"><text:s text:c="9"/>null</text:p>
      <text:p text:style-name="P2"><text:s text:c="9"/>(cons (f (car xs))</text:p>
      <text:p text:style-name="P2"><text:s text:c="12"/>(my-map f(cdr xs))))))</text:p>
      <text:p text:style-name="P2"/>
      <text:p text:style-name="P2"/>
      <text:p text:style-name="P2">To be recursive, have to think of simplest case, which is 0.</text:p>
      <text:p text:style-name="P2"/>
      <text:p text:style-name="P2">apply f to first element in our list. If we chop off the first element, apply it to rest of them, then take first element and apply it to that</text:p>
      <text:p text:style-name="P2"/>
      <text:p text:style-name="P2">&gt;my-map sqrt (quote (1 2 3 4 5 6 7 8 9 10)))</text:p>
      <text:p text:style-name="P2">some output</text:p>
      <text:p text:style-name="P2"/>
      <text:p text:style-name="P2">(define zip</text:p>
      <text:p text:style-name="P2"><text:s text:c="3"/>(lambda (xs ys)</text:p>
      <text:p text:style-name="P2"><text:s text:c="6"/>( if (or (null? xs) (null? ys))</text:p>
      <text:p text:style-name="P2"><text:s text:c="9"/>null</text:p>
      <text:p text:style-name="P2"><text:s text:c="9"/>(cons (cons (car xs) (con (car ys) null))</text:p>
      <text:p text:style-name="P2"><text:s text:c="12"/>(zip (cdr xs) (cdr ys))))))</text:p>
      <text:p text:style-name="P2"/>
      <text:p text:style-name="P2"/>
      <text:p text:style-name="P2">&gt;(zip (quote (1 2 3)) (quote (4 5 6)))</text:p>
      <text:p text:style-name="P2">((1 4) (2 5) (3 6))</text:p>
      <text:p text:style-name="P2"/>
      <text:p text:style-name="P2">&gt;(list 1 (+ 1 1 ) (+ 4 -1))</text:p>
      <text:p text:style-name="P2">(1 2 3)</text:p>
      <text:p text:style-name="P2"/>
      <text:p text:style-name="P2">Variant of zip which takes a function</text:p>
      <text:p text:style-name="P2"/>
      <text:p text:style-name="P2">my-map2 takes function, if either one is empty we take null</text:p>
      <text:p text:style-name="P2"/>
      <text:p text:style-name="P2">zip2 takes 2 lists and calls my-map 2 with list of xs and y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2:20:35</meta:creation-date>
    <meta:document-statistic meta:table-count="0" meta:image-count="0" meta:object-count="0" meta:page-count="4" meta:paragraph-count="124" meta:word-count="551" meta:character-count="2680"/>
    <dc:date>2014-11-06T22:44:40</dc:date>
    <meta:editing-duration>PT3M33S</meta:editing-duration>
    <meta:editing-cycles>1</meta:editing-cycles>
    <meta:generator>OpenOffice.org/3.4.1$Unix OpenOffice.org_project/341m1$Build-9593</meta:generator>
  </office:meta>
</office:document-meta>
</file>